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table:style-name="ce11" office:value-type="string">
            <text:p>10,10</text:p>
          </table:table-cell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6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6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6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6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number-columns-repeated="10"/>
          <table:table-cell table:style-name="ce15"/>
          <table:table-cell table:style-name="ce17"/>
          <table:table-cell table:style-name="ce19"/>
          <table:table-cell table:style-name="ce21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3">
          <table:table-cell table:number-columns-repeated="10"/>
          <table:table-cell table:style-name="ce15"/>
          <table:table-cell table:style-name="ce17"/>
          <table:table-cell table:style-name="ce19"/>
          <table:table-cell table:style-name="ce21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1/07/2018</text:date>, <text:time>13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7T13:16:55.06</dc:date>
    <dc:creator>Seab Dinch</dc:creator>
    <meta:editing-duration>P11DT9M25S</meta:editing-duration>
    <meta:editing-cycles>255</meta:editing-cycles>
    <meta:generator>OpenOffice/4.1.2$Win32 OpenOffice.org_project/412m3$Build-9782</meta:generator>
    <meta:document-statistic meta:table-count="3" meta:cell-count="1095" meta:object-count="0"/>
  </office:meta>
</office:document-meta>
</file>